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3"/>
        <table:table-column table:style-name="co1" table:number-columns-repeated="14" table:default-cell-style-name="ce1"/>
        <table:table-row table:style-name="ro1">
          <table:table-cell table:style-name="Default" office:value-type="string" calcext:value-type="string">
            <text:p>K=1</text:p>
          </table:table-cell>
          <table:table-cell table:style-name="Default" table:number-columns-repeated="2"/>
          <table:table-cell table:style-name="ce2" office:value-type="string" calcext:value-type="string">
            <text:p>K = 2</text:p>
          </table:table-cell>
          <table:table-cell table:style-name="Default" table:number-columns-repeated="2"/>
          <table:table-cell table:style-name="Default" office:value-type="string" calcext:value-type="string">
            <text:p>K=3</text:p>
          </table:table-cell>
          <table:table-cell table:style-name="Default" table:number-columns-repeated="2"/>
          <table:table-cell table:style-name="Default" office:value-type="string" calcext:value-type="string">
            <text:p>K=4</text:p>
          </table:table-cell>
          <table:table-cell table:style-name="Default" table:number-columns-repeated="2"/>
          <table:table-cell table:style-name="Default" office:value-type="string" calcext:value-type="string">
            <text:p>K=5</text:p>
          </table:table-cell>
          <table:table-cell table:style-name="Default" table:number-columns-repeated="2"/>
          <table:table-cell table:style-name="Default" office:value-type="string" calcext:value-type="string">
            <text:p>K=6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Y-Eval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NSE</text:p>
          </table:table-cell>
          <table:table-cell table:style-name="ce2"/>
          <table:table-cell table:style-name="Default" table:number-columns-repeated="2"/>
          <table:table-cell office:value-type="string" calcext:value-type="string">
            <text:p>Y-Eval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NSE</text:p>
          </table:table-cell>
          <table:table-cell table:style-name="Default" table:number-columns-repeated="3"/>
          <table:table-cell office:value-type="string" calcext:value-type="string">
            <text:p>Y-Eval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NSE</text:p>
          </table:table-cell>
          <table:table-cell table:style-name="Default" table:number-columns-repeated="3"/>
        </table:table-row>
        <table:table-row table:style-name="ro2">
          <table:table-cell office:value-type="float" office:value="0.398" calcext:value-type="float">
            <text:p>0.398</text:p>
          </table:table-cell>
          <table:table-cell office:value-type="float" office:value="0.129" calcext:value-type="float">
            <text:p>0.129</text:p>
          </table:table-cell>
          <table:table-cell office:value-type="float" office:value="-4.33498331715677" calcext:value-type="float">
            <text:p>-4.33498331715677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1108" calcext:value-type="float">
            <text:p>0.1108</text:p>
          </table:table-cell>
          <table:table-cell office:value-type="float" office:value="-2.93580130946092" calcext:value-type="float">
            <text:p>-2.93580130946092</text:p>
          </table:table-cell>
          <table:table-cell office:value-type="float" office:value="0.501609467455623" calcext:value-type="float">
            <text:p>0.501609467455623</text:p>
          </table:table-cell>
          <table:table-cell office:value-type="float" office:value="0.0253905325443775" calcext:value-type="float">
            <text:p>0.025390532544378</text:p>
          </table:table-cell>
          <table:table-cell office:value-type="float" office:value="0.793320565337325" calcext:value-type="float">
            <text:p>0.793320565337325</text:p>
          </table:table-cell>
          <table:table-cell office:value-type="float" office:value="0.489346010186758" calcext:value-type="float">
            <text:p>0.489346010186758</text:p>
          </table:table-cell>
          <table:table-cell office:value-type="float" office:value="0.0376539898132417" calcext:value-type="float">
            <text:p>0.037653989813242</text:p>
          </table:table-cell>
          <table:table-cell office:value-type="float" office:value="0.545456295966153" calcext:value-type="float">
            <text:p>0.545456295966153</text:p>
          </table:table-cell>
          <table:table-cell office:value-type="float" office:value="0.501090155019651" calcext:value-type="float">
            <text:p>0.501090155019651</text:p>
          </table:table-cell>
          <table:table-cell office:value-type="float" office:value="0.0259098449803495" calcext:value-type="float">
            <text:p>0.02590984498035</text:p>
          </table:table-cell>
          <table:table-cell office:value-type="float" office:value="0.78477967926118" calcext:value-type="float">
            <text:p>0.78477967926118</text:p>
          </table:table-cell>
          <table:table-cell office:value-type="float" office:value="0.501706793860555" calcext:value-type="float">
            <text:p>0.501706793860555</text:p>
          </table:table-cell>
          <table:table-cell office:value-type="float" office:value="0.0252932061394453" calcext:value-type="float">
            <text:p>0.025293206139445</text:p>
          </table:table-cell>
          <table:table-cell office:value-type="float" office:value="0.794902006249162" calcext:value-type="float">
            <text:p>0.794902006249162</text:p>
          </table:table-cell>
        </table:table-row>
        <table:table-row table:style-name="ro2">
          <table:table-cell office:value-type="float" office:value="0.58" calcext:value-type="float">
            <text:p>0.58</text:p>
          </table:table-cell>
          <table:table-cell office:value-type="float" office:value="0.216" calcext:value-type="float">
            <text:p>0.216</text:p>
          </table:table-cell>
          <table:table-cell office:value-type="float" office:value="0.0258756478777234" calcext:value-type="float">
            <text:p>0.025875647877724</text:p>
          </table:table-cell>
          <table:table-cell office:value-type="float" office:value="0.526916666666667" calcext:value-type="float">
            <text:p>0.526916666666667</text:p>
          </table:table-cell>
          <table:table-cell office:value-type="float" office:value="0.162916666666667" calcext:value-type="float">
            <text:p>0.162916666666667</text:p>
          </table:table-cell>
          <table:table-cell office:value-type="float" office:value="0.445836484809602" calcext:value-type="float">
            <text:p>0.445836484809602</text:p>
          </table:table-cell>
          <table:table-cell office:value-type="float" office:value="0.413117967332124" calcext:value-type="float">
            <text:p>0.413117967332124</text:p>
          </table:table-cell>
          <table:table-cell office:value-type="float" office:value="0.0491179673321235" calcext:value-type="float">
            <text:p>0.049117967332124</text:p>
          </table:table-cell>
          <table:table-cell office:value-type="float" office:value="0.949628176846715" calcext:value-type="float">
            <text:p>0.949628176846715</text:p>
          </table:table-cell>
          <table:table-cell office:value-type="float" office:value="0.587181956103975" calcext:value-type="float">
            <text:p>0.587181956103975</text:p>
          </table:table-cell>
          <table:table-cell office:value-type="float" office:value="0.223181956103975" calcext:value-type="float">
            <text:p>0.223181956103975</text:p>
          </table:table-cell>
          <table:table-cell office:value-type="float" office:value="-0.0399801678002398" calcext:value-type="float">
            <text:p>-0.03998016780024</text:p>
          </table:table-cell>
          <table:table-cell office:value-type="float" office:value="0.617035481548544" calcext:value-type="float">
            <text:p>0.617035481548544</text:p>
          </table:table-cell>
          <table:table-cell office:value-type="float" office:value="0.253035481548544" calcext:value-type="float">
            <text:p>0.253035481548544</text:p>
          </table:table-cell>
          <table:table-cell office:value-type="float" office:value="-0.336810184804657" calcext:value-type="float">
            <text:p>-0.336810184804657</text:p>
          </table:table-cell>
          <table:table-cell office:value-type="float" office:value="0.613850651173649" calcext:value-type="float">
            <text:p>0.613850651173649</text:p>
          </table:table-cell>
          <table:table-cell office:value-type="float" office:value="0.249850651173649" calcext:value-type="float">
            <text:p>0.249850651173649</text:p>
          </table:table-cell>
          <table:table-cell office:value-type="float" office:value="-0.303370446913613" calcext:value-type="float">
            <text:p>-0.303370446913613</text:p>
          </table:table-cell>
        </table:table-row>
        <table:table-row table:style-name="ro2">
          <table:table-cell office:value-type="float" office:value="2.02" calcext:value-type="float">
            <text:p>2.02</text:p>
          </table:table-cell>
          <table:table-cell office:value-type="float" office:value="1.44" calcext:value-type="float">
            <text:p>1.44</text:p>
          </table:table-cell>
          <table:table-cell office:value-type="float" office:value="-255289.858725758" calcext:value-type="float">
            <text:p>-255289.858725758</text:p>
          </table:table-cell>
          <table:table-cell office:value-type="float" office:value="1.61446666666667" calcext:value-type="float">
            <text:p>1.61446666666667</text:p>
          </table:table-cell>
          <table:table-cell office:value-type="float" office:value="1.03446666666667" calcext:value-type="float">
            <text:p>1.03446666666667</text:p>
          </table:table-cell>
          <table:table-cell office:value-type="float" office:value="-131746.772784787" calcext:value-type="float">
            <text:p>-131746.772784787</text:p>
          </table:table-cell>
          <table:table-cell office:value-type="float" office:value="1.3756374501992" calcext:value-type="float">
            <text:p>1.3756374501992</text:p>
          </table:table-cell>
          <table:table-cell office:value-type="float" office:value="0.795637450199204" calcext:value-type="float">
            <text:p>0.795637450199204</text:p>
          </table:table-cell>
          <table:table-cell office:value-type="float" office:value="-77935.4668709735" calcext:value-type="float">
            <text:p>-77935.4668709735</text:p>
          </table:table-cell>
          <table:table-cell office:value-type="float" office:value="1.21267922152261" calcext:value-type="float">
            <text:p>1.21267922152261</text:p>
          </table:table-cell>
          <table:table-cell office:value-type="float" office:value="0.632679221522611" calcext:value-type="float">
            <text:p>0.632679221522611</text:p>
          </table:table-cell>
          <table:table-cell office:value-type="float" office:value="-49279.7629850971" calcext:value-type="float">
            <text:p>-49279.7629850971</text:p>
          </table:table-cell>
          <table:table-cell office:value-type="float" office:value="1.1334030682621" calcext:value-type="float">
            <text:p>1.1334030682621</text:p>
          </table:table-cell>
          <table:table-cell office:value-type="float" office:value="0.553403068262104" calcext:value-type="float">
            <text:p>0.553403068262104</text:p>
          </table:table-cell>
          <table:table-cell office:value-type="float" office:value="-37703.5190473261" calcext:value-type="float">
            <text:p>-37703.5190473261</text:p>
          </table:table-cell>
          <table:table-cell office:value-type="float" office:value="1.07888798463327" calcext:value-type="float">
            <text:p>1.07888798463327</text:p>
          </table:table-cell>
          <table:table-cell office:value-type="float" office:value="0.498887984633272" calcext:value-type="float">
            <text:p>0.498887984633272</text:p>
          </table:table-cell>
          <table:table-cell office:value-type="float" office:value="-30640.9478253548" calcext:value-type="float">
            <text:p>-30640.9478253548</text:p>
          </table:table-cell>
        </table:table-row>
        <table:table-row table:style-name="ro2">
          <table:table-cell office:value-type="float" office:value="0.58" calcext:value-type="float">
            <text:p>0.58</text:p>
          </table:table-cell>
          <table:table-cell office:value-type="float" office:value="0.284" calcext:value-type="float">
            <text:p>0.284</text:p>
          </table:table-cell>
          <table:table-cell office:value-type="float" office:value="-0.0203766326590675" calcext:value-type="float">
            <text:p>-0.020376632659068</text:p>
          </table:table-cell>
          <table:table-cell office:value-type="float" office:value="0.564833333333333" calcext:value-type="float">
            <text:p>0.564833333333333</text:p>
          </table:table-cell>
          <table:table-cell office:value-type="float" office:value="0.299166666666667" calcext:value-type="float">
            <text:p>0.299166666666667</text:p>
          </table:table-cell>
          <table:table-cell office:value-type="float" office:value="-0.132270596333447" calcext:value-type="float">
            <text:p>-0.132270596333447</text:p>
          </table:table-cell>
          <table:table-cell office:value-type="float" office:value="0.544053511705685" calcext:value-type="float">
            <text:p>0.544053511705685</text:p>
          </table:table-cell>
          <table:table-cell office:value-type="float" office:value="0.319946488294315" calcext:value-type="float">
            <text:p>0.319946488294315</text:p>
          </table:table-cell>
          <table:table-cell office:value-type="float" office:value="-0.295026095590465" calcext:value-type="float">
            <text:p>-0.295026095590465</text:p>
          </table:table-cell>
          <table:table-cell office:value-type="float" office:value="0.592529484946504" calcext:value-type="float">
            <text:p>0.592529484946504</text:p>
          </table:table-cell>
          <table:table-cell office:value-type="float" office:value="0.271470515053496" calcext:value-type="float">
            <text:p>0.271470515053496</text:p>
          </table:table-cell>
          <table:table-cell office:value-type="float" office:value="0.0676710751175662" calcext:value-type="float">
            <text:p>0.067671075117566</text:p>
          </table:table-cell>
          <table:table-cell office:value-type="float" office:value="0.600917687836986" calcext:value-type="float">
            <text:p>0.600917687836986</text:p>
          </table:table-cell>
          <table:table-cell office:value-type="float" office:value="0.263082312163014" calcext:value-type="float">
            <text:p>0.263082312163014</text:p>
          </table:table-cell>
          <table:table-cell office:value-type="float" office:value="0.124397234598704" calcext:value-type="float">
            <text:p>0.124397234598704</text:p>
          </table:table-cell>
          <table:table-cell office:value-type="float" office:value="0.600201445066722" calcext:value-type="float">
            <text:p>0.600201445066722</text:p>
          </table:table-cell>
          <table:table-cell office:value-type="float" office:value="0.263798554933278" calcext:value-type="float">
            <text:p>0.263798554933278</text:p>
          </table:table-cell>
          <table:table-cell office:value-type="float" office:value="0.119623079722577" calcext:value-type="float">
            <text:p>0.119623079722577</text:p>
          </table:table-cell>
        </table:table-row>
        <table:table-row table:style-name="ro2">
          <table:table-cell office:value-type="float" office:value="0.398" calcext:value-type="float">
            <text:p>0.398</text:p>
          </table:table-cell>
          <table:table-cell office:value-type="float" office:value="0.119" calcext:value-type="float">
            <text:p>0.119</text:p>
          </table:table-cell>
          <table:table-cell office:value-type="float" office:value="-2.26574570377789" calcext:value-type="float">
            <text:p>-2.26574570377789</text:p>
          </table:table-cell>
          <table:table-cell office:value-type="float" office:value="0.489" calcext:value-type="float">
            <text:p>0.489</text:p>
          </table:table-cell>
          <table:table-cell office:value-type="float" office:value="0.028" calcext:value-type="float">
            <text:p>0.028</text:p>
          </table:table-cell>
          <table:table-cell office:value-type="float" office:value="0.819197469687037" calcext:value-type="float">
            <text:p>0.819197469687037</text:p>
          </table:table-cell>
          <table:table-cell office:value-type="float" office:value="0.659111111111111" calcext:value-type="float">
            <text:p>0.659111111111111</text:p>
          </table:table-cell>
          <table:table-cell office:value-type="float" office:value="0.142111111111111" calcext:value-type="float">
            <text:p>0.142111111111111</text:p>
          </table:table-cell>
          <table:table-cell office:value-type="float" office:value="-3.6574104306766" calcext:value-type="float">
            <text:p>-3.6574104306766</text:p>
          </table:table-cell>
          <table:table-cell office:value-type="float" office:value="0.613655172413793" calcext:value-type="float">
            <text:p>0.613655172413793</text:p>
          </table:table-cell>
          <table:table-cell office:value-type="float" office:value="0.0966551724137932" calcext:value-type="float">
            <text:p>0.096655172413793</text:p>
          </table:table-cell>
          <table:table-cell office:value-type="float" office:value="-1.15446102093241" calcext:value-type="float">
            <text:p>-1.15446102093241</text:p>
          </table:table-cell>
          <table:table-cell office:value-type="float" office:value="0.635006622516556" calcext:value-type="float">
            <text:p>0.635006622516556</text:p>
          </table:table-cell>
          <table:table-cell office:value-type="float" office:value="0.118006622516556" calcext:value-type="float">
            <text:p>0.118006622516556</text:p>
          </table:table-cell>
          <table:table-cell office:value-type="float" office:value="-2.21145027907701" calcext:value-type="float">
            <text:p>-2.21145027907701</text:p>
          </table:table-cell>
          <table:table-cell office:value-type="float" office:value="0.632089743589743" calcext:value-type="float">
            <text:p>0.632089743589743</text:p>
          </table:table-cell>
          <table:table-cell office:value-type="float" office:value="0.115089743589743" calcext:value-type="float">
            <text:p>0.115089743589743</text:p>
          </table:table-cell>
          <table:table-cell office:value-type="float" office:value="-2.05465161890399" calcext:value-type="float">
            <text:p>-2.05465161890399</text:p>
          </table:table-cell>
        </table:table-row>
        <table:table-row table:style-name="ro2">
          <table:table-cell office:value-type="float" office:value="0.527" calcext:value-type="float">
            <text:p>0.527</text:p>
          </table:table-cell>
          <table:table-cell office:value-type="float" office:value="0.104" calcext:value-type="float">
            <text:p>0.104</text:p>
          </table:table-cell>
          <table:table-cell office:value-type="float" office:value="-3.66524112839656" calcext:value-type="float">
            <text:p>-3.66524112839656</text:p>
          </table:table-cell>
          <table:table-cell office:value-type="float" office:value="0.46972972972973" calcext:value-type="float">
            <text:p>0.46972972972973</text:p>
          </table:table-cell>
          <table:table-cell office:value-type="float" office:value="0.16127027027027" calcext:value-type="float">
            <text:p>0.16127027027027</text:p>
          </table:table-cell>
          <table:table-cell office:value-type="float" office:value="-10.2180157296808" calcext:value-type="float">
            <text:p>-10.2180157296808</text:p>
          </table:table-cell>
          <table:table-cell office:value-type="float" office:value="0.438855835240275" calcext:value-type="float">
            <text:p>0.438855835240275</text:p>
          </table:table-cell>
          <table:table-cell office:value-type="float" office:value="0.192144164759725" calcext:value-type="float">
            <text:p>0.192144164759725</text:p>
          </table:table-cell>
          <table:table-cell office:value-type="float" office:value="-14.9243537583044" calcext:value-type="float">
            <text:p>-14.9243537583044</text:p>
          </table:table-cell>
          <table:table-cell office:value-type="float" office:value="0.460668381218311" calcext:value-type="float">
            <text:p>0.460668381218311</text:p>
          </table:table-cell>
          <table:table-cell office:value-type="float" office:value="0.170331618781689" calcext:value-type="float">
            <text:p>0.170331618781689</text:p>
          </table:table-cell>
          <table:table-cell office:value-type="float" office:value="-11.5140522733844" calcext:value-type="float">
            <text:p>-11.5140522733844</text:p>
          </table:table-cell>
          <table:table-cell office:value-type="float" office:value="0.528633358013722" calcext:value-type="float">
            <text:p>0.528633358013722</text:p>
          </table:table-cell>
          <table:table-cell office:value-type="float" office:value="0.102366641986278" calcext:value-type="float">
            <text:p>0.102366641986278</text:p>
          </table:table-cell>
          <table:table-cell office:value-type="float" office:value="-3.51985321551473" calcext:value-type="float">
            <text:p>-3.51985321551473</text:p>
          </table:table-cell>
          <table:table-cell office:value-type="float" office:value="0.510371851742111" calcext:value-type="float">
            <text:p>0.510371851742111</text:p>
          </table:table-cell>
          <table:table-cell office:value-type="float" office:value="0.120628148257888" calcext:value-type="float">
            <text:p>0.120628148257888</text:p>
          </table:table-cell>
          <table:table-cell office:value-type="float" office:value="-5.27631510310442" calcext:value-type="float">
            <text:p>-5.27631510310442</text:p>
          </table:table-cell>
        </table:table-row>
        <table:table-row table:style-name="ro2">
          <table:table-cell office:value-type="float" office:value="0.58" calcext:value-type="float">
            <text:p>0.58</text:p>
          </table:table-cell>
          <table:table-cell office:value-type="float" office:value="0.0369999999999999" calcext:value-type="float">
            <text:p>0.037</text:p>
          </table:table-cell>
          <table:table-cell office:value-type="float" office:value="0.137921534487075" calcext:value-type="float">
            <text:p>0.137921534487075</text:p>
          </table:table-cell>
          <table:table-cell office:value-type="float" office:value="0.539555555555556" calcext:value-type="float">
            <text:p>0.539555555555556</text:p>
          </table:table-cell>
          <table:table-cell office:value-type="float" office:value="0.00344444444444436" calcext:value-type="float">
            <text:p>0.003444444444444</text:p>
          </table:table-cell>
          <table:table-cell office:value-type="float" office:value="0.992528948720271" calcext:value-type="float">
            <text:p>0.992528948720271</text:p>
          </table:table-cell>
          <table:table-cell office:value-type="float" office:value="0.469935483870968" calcext:value-type="float">
            <text:p>0.469935483870968</text:p>
          </table:table-cell>
          <table:table-cell office:value-type="float" office:value="0.073064516129032" calcext:value-type="float">
            <text:p>0.073064516129032</text:p>
          </table:table-cell>
          <table:table-cell office:value-type="float" office:value="-2.36168002479159" calcext:value-type="float">
            <text:p>-2.36168002479159</text:p>
          </table:table-cell>
          <table:table-cell office:value-type="float" office:value="0.602392675483215" calcext:value-type="float">
            <text:p>0.602392675483215</text:p>
          </table:table-cell>
          <table:table-cell office:value-type="float" office:value="0.0593926754832147" calcext:value-type="float">
            <text:p>0.059392675483215</text:p>
          </table:table-cell>
          <table:table-cell office:value-type="float" office:value="-1.22130977429757" calcext:value-type="float">
            <text:p>-1.22130977429757</text:p>
          </table:table-cell>
          <table:table-cell office:value-type="float" office:value="0.624506544437642" calcext:value-type="float">
            <text:p>0.624506544437642</text:p>
          </table:table-cell>
          <table:table-cell office:value-type="float" office:value="0.0815065444376416" calcext:value-type="float">
            <text:p>0.081506544437642</text:p>
          </table:table-cell>
          <table:table-cell office:value-type="float" office:value="-3.18338958431966" calcext:value-type="float">
            <text:p>-3.18338958431966</text:p>
          </table:table-cell>
          <table:table-cell office:value-type="float" office:value="0.621824163152781" calcext:value-type="float">
            <text:p>0.621824163152781</text:p>
          </table:table-cell>
          <table:table-cell office:value-type="float" office:value="0.0788241631527811" calcext:value-type="float">
            <text:p>0.078824163152781</text:p>
          </table:table-cell>
          <table:table-cell office:value-type="float" office:value="-2.91256968760598" calcext:value-type="float">
            <text:p>-2.91256968760598</text:p>
          </table:table-cell>
        </table:table-row>
        <table:table-row table:style-name="ro2">
          <table:table-cell office:value-type="float" office:value="0.517" calcext:value-type="float">
            <text:p>0.517</text:p>
          </table:table-cell>
          <table:table-cell office:value-type="float" office:value="0.089" calcext:value-type="float">
            <text:p>0.089</text:p>
          </table:table-cell>
          <table:table-cell office:value-type="float" office:value="0.669662715874174" calcext:value-type="float">
            <text:p>0.669662715874174</text:p>
          </table:table-cell>
          <table:table-cell office:value-type="float" office:value="0.4200625" calcext:value-type="float">
            <text:p>0.4200625</text:p>
          </table:table-cell>
          <table:table-cell office:value-type="float" office:value="0.00793749999999999" calcext:value-type="float">
            <text:p>0.0079375</text:p>
          </table:table-cell>
          <table:table-cell office:value-type="float" office:value="0.997372485888153" calcext:value-type="float">
            <text:p>0.997372485888153</text:p>
          </table:table-cell>
          <table:table-cell office:value-type="float" office:value="0.445220183486239" calcext:value-type="float">
            <text:p>0.445220183486239</text:p>
          </table:table-cell>
          <table:table-cell office:value-type="float" office:value="0.0172201834862386" calcext:value-type="float">
            <text:p>0.017220183486239</text:p>
          </table:table-cell>
          <table:table-cell office:value-type="float" office:value="0.987633319805267" calcext:value-type="float">
            <text:p>0.987633319805267</text:p>
          </table:table-cell>
          <table:table-cell office:value-type="float" office:value="0.405637537993921" calcext:value-type="float">
            <text:p>0.405637537993921</text:p>
          </table:table-cell>
          <table:table-cell office:value-type="float" office:value="0.022362462006079" calcext:value-type="float">
            <text:p>0.022362462006079</text:p>
          </table:table-cell>
          <table:table-cell office:value-type="float" office:value="0.979144682205781" calcext:value-type="float">
            <text:p>0.979144682205781</text:p>
          </table:table-cell>
          <table:table-cell office:value-type="float" office:value="0.416199571690802" calcext:value-type="float">
            <text:p>0.416199571690802</text:p>
          </table:table-cell>
          <table:table-cell office:value-type="float" office:value="0.0118004283091985" calcext:value-type="float">
            <text:p>0.011800428309199</text:p>
          </table:table-cell>
          <table:table-cell office:value-type="float" office:value="0.994192715240043" calcext:value-type="float">
            <text:p>0.994192715240043</text:p>
          </table:table-cell>
          <table:table-cell office:value-type="float" office:value="0.415257688183367" calcext:value-type="float">
            <text:p>0.415257688183367</text:p>
          </table:table-cell>
          <table:table-cell office:value-type="float" office:value="0.0127423118166325" calcext:value-type="float">
            <text:p>0.012742311816633</text:p>
          </table:table-cell>
          <table:table-cell office:value-type="float" office:value="0.993228669096176" calcext:value-type="float">
            <text:p>0.993228669096176</text:p>
          </table:table-cell>
        </table:table-row>
        <table:table-row table:style-name="ro2">
          <table:table-cell office:value-type="float" office:value="0.58" calcext:value-type="float">
            <text:p>0.58</text:p>
          </table:table-cell>
          <table:table-cell office:value-type="float" office:value="0.24" calcext:value-type="float">
            <text:p>0.24</text:p>
          </table:table-cell>
          <table:table-cell office:value-type="float" office:value="0.0233335533376242" calcext:value-type="float">
            <text:p>0.023333553337624</text:p>
          </table:table-cell>
          <table:table-cell office:value-type="float" office:value="0.5254" calcext:value-type="float">
            <text:p>0.5254</text:p>
          </table:table-cell>
          <table:table-cell office:value-type="float" office:value="0.1854" calcext:value-type="float">
            <text:p>0.1854</text:p>
          </table:table-cell>
          <table:table-cell office:value-type="float" office:value="0.417168193788936" calcext:value-type="float">
            <text:p>0.417168193788936</text:p>
          </table:table-cell>
          <table:table-cell office:value-type="float" office:value="0.655634854771784" calcext:value-type="float">
            <text:p>0.655634854771784</text:p>
          </table:table-cell>
          <table:table-cell office:value-type="float" office:value="0.315634854771784" calcext:value-type="float">
            <text:p>0.315634854771784</text:p>
          </table:table-cell>
          <table:table-cell office:value-type="float" office:value="-0.689249094780779" calcext:value-type="float">
            <text:p>-0.689249094780779</text:p>
          </table:table-cell>
          <table:table-cell office:value-type="float" office:value="0.613623300970874" calcext:value-type="float">
            <text:p>0.613623300970874</text:p>
          </table:table-cell>
          <table:table-cell office:value-type="float" office:value="0.273623300970874" calcext:value-type="float">
            <text:p>0.273623300970874</text:p>
          </table:table-cell>
          <table:table-cell office:value-type="float" office:value="-0.269491917414499" calcext:value-type="float">
            <text:p>-0.269491917414499</text:p>
          </table:table-cell>
          <table:table-cell office:value-type="float" office:value="0.63154620271441" calcext:value-type="float">
            <text:p>0.63154620271441</text:p>
          </table:table-cell>
          <table:table-cell office:value-type="float" office:value="0.291546202714409" calcext:value-type="float">
            <text:p>0.291546202714409</text:p>
          </table:table-cell>
          <table:table-cell office:value-type="float" office:value="-0.441247486509334" calcext:value-type="float">
            <text:p>-0.441247486509334</text:p>
          </table:table-cell>
          <table:table-cell office:value-type="float" office:value="0.629163901373736" calcext:value-type="float">
            <text:p>0.629163901373736</text:p>
          </table:table-cell>
          <table:table-cell office:value-type="float" office:value="0.289163901373736" calcext:value-type="float">
            <text:p>0.289163901373736</text:p>
          </table:table-cell>
          <table:table-cell office:value-type="float" office:value="-0.417790087126865" calcext:value-type="float">
            <text:p>-0.417790087126865</text:p>
          </table:table-cell>
        </table:table-row>
        <table:table-row table:style-name="ro2">
          <table:table-cell table:number-columns-repeated="2" office:value-type="float" office:value="0.009" calcext:value-type="float">
            <text:p>0.009</text:p>
          </table:table-cell>
          <table:table-cell office:value-type="float" office:value="0.999761564225226" calcext:value-type="float">
            <text:p>0.999761564225226</text:p>
          </table:table-cell>
          <table:table-cell table:number-columns-repeated="2" office:value-type="float" office:value="0.1766" calcext:value-type="float">
            <text:p>0.1766</text:p>
          </table:table-cell>
          <table:table-cell office:value-type="float" office:value="0.908194690964018" calcext:value-type="float">
            <text:p>0.908194690964018</text:p>
          </table:table-cell>
          <table:table-cell table:number-columns-repeated="2" office:value-type="float" office:value="0.330304347826087" calcext:value-type="float">
            <text:p>0.330304347826087</text:p>
          </table:table-cell>
          <table:table-cell office:value-type="float" office:value="0.678844784579668" calcext:value-type="float">
            <text:p>0.678844784579668</text:p>
          </table:table-cell>
          <table:table-cell table:number-columns-repeated="2" office:value-type="float" office:value="0.338820434548393" calcext:value-type="float">
            <text:p>0.338820434548393</text:p>
          </table:table-cell>
          <table:table-cell office:value-type="float" office:value="0.662070902373033" calcext:value-type="float">
            <text:p>0.662070902373033</text:p>
          </table:table-cell>
          <table:table-cell table:number-columns-repeated="2" office:value-type="float" office:value="0.365634933254168" calcext:value-type="float">
            <text:p>0.365634933254168</text:p>
          </table:table-cell>
          <table:table-cell office:value-type="float" office:value="0.606466450579253" calcext:value-type="float">
            <text:p>0.606466450579253</text:p>
          </table:table-cell>
          <table:table-cell table:number-columns-repeated="2" office:value-type="float" office:value="0.385223047288716" calcext:value-type="float">
            <text:p>0.385223047288716</text:p>
          </table:table-cell>
          <table:table-cell office:value-type="float" office:value="0.563171542382951" calcext:value-type="float">
            <text:p>0.5631715423829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6:27:17.550126393</meta:creation-date>
    <dc:date>2020-05-25T16:56:01.955061072</dc:date>
    <meta:editing-duration>PT17M25S</meta:editing-duration>
    <meta:editing-cycles>2</meta:editing-cycles>
    <meta:generator>LibreOffice/6.0.7.3$Linux_X86_64 LibreOffice_project/00m0$Build-3</meta:generator>
    <meta:document-statistic meta:table-count="1" meta:cell-count="195" meta:object-count="0"/>
  </office:meta>
</office:document-meta>
</file>